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FreeSerif" svg:font-family="FreeSerif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499cm" style:writing-mode="lr-tb"/>
    </style:style>
    <style:style style:name="P2" style:family="paragraph" style:parent-style-name="Text_20_body">
      <style:paragraph-properties fo:margin-top="0cm" fo:margin-bottom="0cm" style:writing-mode="lr-tb"/>
    </style:style>
    <style:style style:name="P3" style:family="paragraph" style:parent-style-name="Text_20_body">
      <style:paragraph-properties style:writing-mode="lr-tb"/>
    </style:style>
    <style:style style:name="P4" style:family="paragraph" style:parent-style-name="Text_20_body">
      <style:paragraph-properties fo:margin-left="0cm" fo:margin-right="0cm" fo:margin-top="0cm" fo:margin-bottom="0cm" fo:text-indent="0cm" style:auto-text-indent="false" style:writing-mode="lr-tb"/>
    </style:style>
    <style:style style:name="P5" style:family="paragraph" style:parent-style-name="Text_20_body" style:list-style-name="L1">
      <style:paragraph-properties fo:margin-top="0cm" fo:margin-bottom="0cm" style:writing-mode="lr-tb"/>
    </style:style>
    <style:style style:name="P6" style:family="paragraph" style:parent-style-name="Text_20_body" style:list-style-name="L2">
      <style:paragraph-properties fo:margin-top="0cm" fo:margin-bottom="0cm" style:writing-mode="lr-tb"/>
    </style:style>
    <style:style style:name="P7" style:family="paragraph" style:parent-style-name="Text_20_body" style:list-style-name="L4">
      <style:paragraph-properties fo:margin-top="0cm" fo:margin-bottom="0cm" style:writing-mode="lr-tb"/>
    </style:style>
    <style:style style:name="P8" style:family="paragraph" style:parent-style-name="Text_20_body" style:list-style-name="L5">
      <style:paragraph-properties fo:margin-top="0cm" fo:margin-bottom="0cm" style:writing-mode="lr-tb"/>
    </style:style>
    <style:style style:name="P9" style:family="paragraph" style:parent-style-name="Text_20_body" style:list-style-name="L6">
      <style:paragraph-properties fo:margin-top="0cm" fo:margin-bottom="0cm" style:writing-mode="lr-tb"/>
    </style:style>
    <style:style style:name="P10" style:family="paragraph" style:parent-style-name="Text_20_body" style:list-style-name="L7">
      <style:paragraph-properties fo:margin-top="0cm" fo:margin-bottom="0cm" style:writing-mode="lr-tb"/>
    </style:style>
    <style:style style:name="P11" style:family="paragraph" style:parent-style-name="Text_20_body" style:list-style-name="L1">
      <style:paragraph-properties style:writing-mode="lr-tb"/>
    </style:style>
    <style:style style:name="P12" style:family="paragraph" style:parent-style-name="Text_20_body" style:list-style-name="L2">
      <style:paragraph-properties style:writing-mode="lr-tb"/>
    </style:style>
    <style:style style:name="P13" style:family="paragraph" style:parent-style-name="Text_20_body" style:list-style-name="L7">
      <style:paragraph-properties style:writing-mode="lr-tb"/>
    </style:style>
    <style:style style:name="P14" style:family="paragraph" style:parent-style-name="Text_20_body" style:list-style-name="L3">
      <style:paragraph-properties fo:margin-left="3.752cm" fo:margin-right="0cm" fo:margin-top="0cm" fo:margin-bottom="0cm" fo:text-indent="-0.635cm" style:auto-text-indent="false" style:writing-mode="lr-tb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4cm" fo:text-indent="-0.635cm" fo:margin-left="1.2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75cm" fo:text-indent="-0.635cm" fo:margin-left="1.8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1cm" fo:text-indent="-0.635cm" fo:margin-left="2.5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45cm" fo:text-indent="-0.635cm" fo:margin-left="3.1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8cm" fo:text-indent="-0.635cm" fo:margin-left="3.7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15cm" fo:text-indent="-0.635cm" fo:margin-left="4.4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5cm" fo:text-indent="-0.635cm" fo:margin-left="5.0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85cm" fo:text-indent="-0.635cm" fo:margin-left="5.6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2cm" fo:text-indent="-0.635cm" fo:margin-left="6.3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55cm" fo:text-indent="-0.635cm" fo:margin-left="6.95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ONE:</text:p>
      <text:p text:style-name="P1"/>
      <text:list xml:id="list18165684141" text:style-name="L1">
        <text:list-item>
          <text:p text:style-name="P5">Authenticate user before login in create user view. </text:p>
        </text:list-item>
        <text:list-item>
          <text:p text:style-name="P5">Create m2m_relationship signal on user__repositories. </text:p>
        </text:list-item>
        <text:list-item>
          <text:p text:style-name="P5">Add navigation bar with object types</text:p>
        </text:list-item>
        <text:list-item>
          <text:p text:style-name="P5">use virtualenv</text:p>
        </text:list-item>
        <text:list-item>
          <text:p text:style-name="P11">django Autoslug module</text:p>
        </text:list-item>
        <text:list-item>
          <text:p text:style-name="P5">create fixtures</text:p>
        </text:list-item>
        <text:list-item>
          <text:p text:style-name="P5">figure out the linking</text:p>
        </text:list-item>
      </text:list>
      <text:p text:style-name="P2"><text:line-break/>TODO:</text:p>
      <text:p text:style-name="P3"/>
      <text:list xml:id="list2058244276" text:style-name="L2">
        <text:list-header>
          <text:p text:style-name="P6"/>
        </text:list-header>
        <text:list-item>
          <text:p text:style-name="P6">check out django model Meta parameters (<text:a xlink:type="simple" xlink:href="https://docs.djangoproject.com/en/dev/ref/models/options/#available-meta-options" office:target-frame-name="_blank" xlink:show="new">https://docs.djangoproject.com/en/dev/ref/models/options/#available-meta-options</text:a>): </text:p>
          <text:list>
            <text:list-item>
              <text:p text:style-name="P6">get_latest_by</text:p>
            </text:list-item>
          </text:list>
        </text:list-item>
        <text:list-item>
          <text:p text:style-name="P6">CSS the pages:</text:p>
          <text:list>
            <text:list-item>
              <text:p text:style-name="P6"><text:a xlink:type="simple" xlink:href="http://alistapart.com/article/holygrail" office:target-frame-name="_blank" xlink:show="new">http://alistapart.com/article/holygrail</text:a> </text:p>
            </text:list-item>
            <text:list-item>
              <text:p text:style-name="P6"><text:a xlink:type="simple" xlink:href="http://www.w3schools.com/cssref/css3_pr_border-radius.asp" office:target-frame-name="_blank" xlink:show="new">http://www.w3schools.com/cssref/css3_pr_border-radius.asp</text:a> </text:p>
            </text:list-item>
            <text:list-item>
              <text:p text:style-name="P6">django assets</text:p>
            </text:list-item>
            <text:list-item>
              <text:p text:style-name="P6">angular dart <text:a xlink:type="simple" xlink:href="https://angulardart.org/demo/" office:target-frame-name="_blank" xlink:show="new">https://angulardart.org/demo/</text:a></text:p>
            </text:list-item>
            <text:list-item>
              <text:p text:style-name="P6">drop down menu:</text:p>
            </text:list-item>
          </text:list>
        </text:list-item>
      </text:list>
      <text:list xml:id="list1220778356" text:style-name="L3">
        <text:list-item>
          <text:list>
            <text:list-item>
              <text:p text:style-name="P14"><text:a xlink:type="simple" xlink:href="http://line25.com/tutorials/how-to-create-a-pure-css-dropdown-menu">http://line25.com/tutorials/how-to-create-a-pure-css-dropdown-menu</text:a></text:p>
            </text:list-item>
            <text:list-item>
              <text:p text:style-name="P14"><text:a xlink:type="simple" xlink:href="http://csswizardry.com/2011/02/creating-a-pure-css-dropdown-menu/">http://csswizardry.com/2011/02/creating-a-pure-css-dropdown-menu/</text:a></text:p>
            </text:list-item>
          </text:list>
        </text:list-item>
      </text:list>
      <text:p text:style-name="P4"/>
      <text:list xml:id="list146836251" text:continue-list="list2058244276" text:style-name="L2">
        <text:list-item>
          <text:p text:style-name="P6">error pages</text:p>
          <text:list>
            <text:list-item>
              <text:p text:style-name="P6">500 (<text:a xlink:type="simple" xlink:href="http://cdn.memegenerator.net/images/300x/5423586.jpg" office:target-frame-name="_blank" xlink:show="new">http://cdn.memegenerator.net/images/300x/5423586.jpg</text:a>)</text:p>
            </text:list-item>
            <text:list-item>
              <text:p text:style-name="P6">404</text:p>
            </text:list-item>
            <text:list-item>
              <text:p text:style-name="P6">403</text:p>
            </text:list-item>
            <text:list-item>
              <text:p text:style-name="P6">site is temporarily unavailable</text:p>
            </text:list-item>
          </text:list>
        </text:list-item>
        <text:list-item>
          <text:p text:style-name="P6">Add Tornado before django:</text:p>
        </text:list-item>
      </text:list>
      <text:list xml:id="list1140600277" text:style-name="L4">
        <text:list-item>
          <text:list>
            <text:list-item>
              <text:p text:style-name="P7"><text:a xlink:type="simple" xlink:href="http://runnable.com/UqDMKY-VwoAMABDk/simple-websockets-chat-with-tornado-for-python">http://runnable.com/UqDMKY-VwoAMABDk/simple-websockets-chat-with-tornado-for-python</text:a></text:p>
            </text:list-item>
            <text:list-item>
              <text:p text:style-name="P7"><text:a xlink:type="simple" xlink:href="https://github.com/bdarnell/django-tornado-demo/tree/master/testsite">https://github.com/bdarnell/django-tornado-demo/tree/master/testsite</text:a></text:p>
            </text:list-item>
            <text:list-item>
              <text:p text:style-name="P7"><text:a xlink:type="simple" xlink:href="http://ultimatenerdiness.com/2012/10/14/django-and-tornado/">http://ultimatenerdiness.com/2012/10/14/django-and-tornado/</text:a></text:p>
            </text:list-item>
            <text:list-item>
              <text:p text:style-name="P7"><text:a xlink:type="simple" xlink:href="http://runnable.com/UqDMKY-VwoAMABDk/simple-websockets-chat-with-tornado-for-python">http://runnable.com/UqDMKY-VwoAMABDk/simple-websockets-chat-with-tornado-for-python</text:a></text:p>
            </text:list-item>
            <text:list-item>
              <text:p text:style-name="P7"><text:a xlink:type="simple" xlink:href="http://lincolnloop.com/blog/2009/sep/15/using-django-inside-tornado-web-server/">http://lincolnloop.com/blog/2009/sep/15/using-django-inside-tornado-web-server/</text:a></text:p>
            </text:list-item>
            <text:list-item>
              <text:p text:style-name="P7">https://github.com/bdarnell/django-tornado-demo/tree/master/testsite</text:p>
            </text:list-item>
          </text:list>
        </text:list-item>
      </text:list>
      <text:list xml:id="list1691724218" text:continue-list="list146836251" text:style-name="L2">
        <text:list-item>
          <text:p text:style-name="P6">pimp the admin (<text:a xlink:type="simple" xlink:href="https://docs.djangoproject.com/en/1.7/ref/contrib/admin/" office:target-frame-name="_blank" xlink:show="new">https://docs.djangoproject.com/en/1.7/ref/contrib/admin/</text:a>)</text:p>
        </text:list-item>
        <text:list-item>
          <text:p text:style-name="P6">django-filters: <text:a xlink:type="simple" xlink:href="https://github.com/alex/django-filter" office:target-frame-name="_blank" xlink:show="new">https://github.com/alex/django-filter</text:a></text:p>
        </text:list-item>
        <text:list-item>
          <text:p text:style-name="P6">creating python modules </text:p>
          <text:list>
            <text:list-item>
              <text:p text:style-name="P6">fuzzy numbers module </text:p>
              <text:list>
                <text:list-item>
                  <text:p text:style-name="P6">core functios</text:p>
                </text:list-item>
                <text:list-item>
                  <text:p text:style-name="P6">Fuzzy number class</text:p>
                </text:list-item>
              </text:list>
            </text:list-item>
          </text:list>
        </text:list-item>
        <text:list-item>
          <text:p text:style-name="P6">add Object type repository view on index page: </text:p>
          <text:list>
            <text:list-item>
              <text:p text:style-name="P6">adding new elements to repository</text:p>
            </text:list-item>
            <text:list-item>
              <text:p text:style-name="P6">displaying repository:</text:p>
            </text:list-item>
          </text:list>
        </text:list-item>
      </text:list>
      <text:list xml:id="list177395795" text:style-name="L5">
        <text:list-item>
          <text:list>
            <text:list-item>
              <text:list>
                <text:list-item>
                  <text:list>
                    <text:list-item>
                      <text:p text:style-name="P8"><text:a xlink:type="simple" xlink:href="https://github.com/lincolnloop/django-render">https://github.com/lincolnloop/django-render</text:a></text:p>
                    </text:list-item>
                    <text:list-item>
                      <text:p text:style-name="P8"><text:soft-page-break/>https://github.com/jaylett/django-render-as</text:p>
                    </text:list-item>
                  </text:list>
                </text:list-item>
              </text:list>
            </text:list-item>
          </text:list>
        </text:list-item>
      </text:list>
      <text:list xml:id="list1224987317" text:continue-list="list1691724218" text:style-name="L2">
        <text:list-item>
          <text:list>
            <text:list-item>
              <text:p text:style-name="P6">validation of proper link</text:p>
            </text:list-item>
            <text:list-item>
              <text:p text:style-name="P6">reading meta information</text:p>
            </text:list-item>
            <text:list-item>
              <text:p text:style-name="P6">dart interface to generate/add new object:</text:p>
              <text:list>
                <text:list-item>
                  <text:p text:style-name="P6">Simulating <text:a xlink:type="simple" xlink:href="http://gabrielecirulli.github.io/2048/" office:target-frame-name="_blank" xlink:show="new">http://gabrielecirulli.github.io/2048/</text:a></text:p>
                  <text:list>
                    <text:list-item>
                      <text:p text:style-name="P6">backend stuff (<text:a xlink:type="simple" xlink:href="https://www.dartlang.org/docs/tutorials/indexeddb/" office:target-frame-name="_blank" xlink:show="new">https://www.dartlang.org/docs/tutorials/indexeddb/</text:a>)</text:p>
                    </text:list-item>
                    <text:list-item>
                      <text:p text:style-name="P6">visualisation (<text:a xlink:type="simple" xlink:href="https://www.dartlang.org/docs/tutorials/futures/" office:target-frame-name="_blank" xlink:show="new">https://www.dartlang.org/docs/tutorials/futures/</text:a>) </text:p>
                    </text:list-item>
                    <text:list-item>
                      <text:p text:style-name="P6">graphs <text:a xlink:type="simple" xlink:href="https://github.com/rakesh-gopal/Google-Dart-Graphing-Tools" office:target-frame-name="_blank" xlink:show="new">https://github.com/rakesh-gopal/Google-Dart-Graphing-Tools</text:a></text:p>
                    </text:list-item>
                  </text:list>
                </text:list-item>
                <text:list-item>
                  <text:p text:style-name="P6"><text:a xlink:type="simple" xlink:href="https://www.dartlang.org/tools/dart2js/" office:target-frame-name="_blank" xlink:show="new">https://www.dartlang.org/tools/dart2js/</text:a> </text:p>
                </text:list-item>
                <text:list-item>
                  <text:p text:style-name="P6">dart angular and polymer:</text:p>
                  <text:list>
                    <text:list-item>
                      <text:p text:style-name="P6">angular (<text:a xlink:type="simple" xlink:href="https://github.com/angular/angular.dart" office:target-frame-name="_blank" xlink:show="new">https://github.com/angular/angular.dart</text:a>, <text:a xlink:type="simple" xlink:href="http://pub.dartlang.org/packages/angular_ui" office:target-frame-name="_blank" xlink:show="new">http://pub.dartlang.org/packages/angular_ui</text:a>) </text:p>
                    </text:list-item>
                    <text:list-item>
                      <text:p text:style-name="P6">polymer (<text:a xlink:type="simple" xlink:href="https://www.dartlang.org/polymer-dart/" office:target-frame-name="_blank" xlink:show="new">https://www.dartlang.org/polymer-dart/</text:a>)</text:p>
                    </text:list-item>
                  </text:list>
                </text:list-item>
                <text:list-item>
                  <text:p text:style-name="P6">Tornado to AJAX requests (<text:a xlink:type="simple" xlink:href="https://github.com/koblas/django-on-tornado" office:target-frame-name="_blank" xlink:show="new">https://github.com/koblas/django-on-tornado</text:a>, <text:a xlink:type="simple" xlink:href="http://www.codeproject.com/Articles/644304/Django-and-Tornado-Python-Web-Frameworks" office:target-frame-name="_blank" xlink:show="new">http://www.codeproject.com/Articles/644304/Django-and-Tornado-Python-Web-Frameworks</text:a>, <text:a xlink:type="simple" xlink:href="https://github.com/koblas/django-on-tornado" office:target-frame-name="_blank" xlink:show="new">https://github.com/koblas/django-on-tornado</text:a>, <text:a xlink:type="simple" xlink:href="https://gist.github.com/bdarnell/654157" office:target-frame-name="_blank" xlink:show="new">https://gist.github.com/bdarnell/654157</text:a>) </text:p>
                </text:list-item>
                <text:list-item>
                  <text:p text:style-name="P6">Twisted (<text:a xlink:type="simple" xlink:href="http://twistedmatrix.com/trac/wiki/TwistedProject" office:target-frame-name="_blank" xlink:show="new">http://twistedmatrix.com/trac/wiki/TwistedProject</text:a>)</text:p>
                </text:list-item>
                <text:list-item>
                  <text:p text:style-name="P6">GEvent (<text:a xlink:type="simple" xlink:href="http://www.gevent.org/" office:target-frame-name="_blank" xlink:show="new">http://www.gevent.org/</text:a>) </text:p>
                </text:list-item>
                <text:list-item>
                  <text:p text:style-name="P6">Dart Swipe (<text:a xlink:type="simple" xlink:href="https://www.dartlang.org/samples/swipe/" office:target-frame-name="_blank" xlink:show="new">https://www.dartlang.org/samples/swipe/</text:a>)</text:p>
                </text:list-item>
              </text:list>
            </text:list-item>
            <text:list-item>
              <text:p text:style-name="P6">MEDIA folder</text:p>
            </text:list-item>
            <text:list-item>
              <text:p text:style-name="P6">filtering (<text:a xlink:type="simple" xlink:href="https://github.com/alex/django-filter" office:target-frame-name="_blank" xlink:show="new">https://github.com/alex/django-filter</text:a>):</text:p>
              <text:list>
                <text:list-item>
                  <text:p text:style-name="P6">by categories</text:p>
                </text:list-item>
              </text:list>
            </text:list-item>
          </text:list>
        </text:list-item>
        <text:list-item>
          <text:p text:style-name="P6">profiling:</text:p>
        </text:list-item>
      </text:list>
      <text:list xml:id="list1681490918" text:style-name="L6">
        <text:list-item>
          <text:list>
            <text:list-item>
              <text:p text:style-name="P9"><text:a xlink:type="simple" xlink:href="https://gun.io/blog/fast-as-fuck-django-part-1-using-a-profiler/">https://gun.io/blog/fast-as-fuck-django-part-1-using-a-profiler/</text:a></text:p>
            </text:list-item>
            <text:list-item>
              <text:p text:style-name="P9">https://github.com/orf/django-debug-toolbar-template-timings</text:p>
            </text:list-item>
          </text:list>
        </text:list-item>
      </text:list>
      <text:list xml:id="list560197362" text:continue-list="list1224987317" text:style-name="L2">
        <text:list-item>
          <text:p text:style-name="P6">creating new lists:</text:p>
          <text:list>
            <text:list-item>
              <text:p text:style-name="P6">create list based on repository and filtering (<text:a xlink:type="simple" xlink:href="https://docs.djangoproject.com/en/dev/topics/db/queries/" office:target-frame-name="_blank" xlink:show="new">https://docs.djangoproject.com/en/dev/topics/db/queries/</text:a>) </text:p>
            </text:list-item>
            <text:list-item>
              <text:p text:style-name="P6">adding new elements to list</text:p>
            </text:list-item>
            <text:list-item>
              <text:p text:style-name="P6">sanitizing user input (http://bleach.readthedocs.org/en/latest/index.html)</text:p>
            </text:list-item>
            <text:list-item>
              <text:p text:style-name="P6">showing list:</text:p>
            </text:list-item>
            <text:list-item>
              <text:p text:style-name="P6">pagination (<text:a xlink:type="simple" xlink:href="https://docs.djangoproject.com/en/dev/topics/pagination/" office:target-frame-name="_blank" xlink:show="new">https://docs.djangoproject.com/en/dev/topics/pagination/</text:a>, <text:a xlink:type="simple" xlink:href="https://pypi.python.org/pypi/django-pagination/1.0.7">https://pypi.python.org/pypi/django-pagination/1.0.7</text:a>)</text:p>
            </text:list-item>
            <text:list-item>
              <text:p text:style-name="P6">tagging (<text:a xlink:type="simple" xlink:href="https://github.com/alex/django-taggit">https://github.com/alex/django-taggit</text:a>)</text:p>
            </text:list-item>
            <text:list-item>
              <text:p text:style-name="P6">thumbnails (http://easy-thumbnails.readthedocs.org/en/latest/usage/#overview)</text:p>
            </text:list-item>
          </text:list>
        </text:list-item>
        <text:list-item>
          <text:p text:style-name="P6">UI for comparing objects inside list</text:p>
        </text:list-item>
        <text:list-item>
          <text:p text:style-name="P6">Watching and applying changes real time:</text:p>
          <text:list>
            <text:list-item>
              <text:p text:style-name="P6">different storages (http://django-storages.readthedocs.org/en/latest/)</text:p>
            </text:list-item>
            <text:list-item>
              <text:p text:style-name="P6">MongoDB (<text:a xlink:type="simple" xlink:href="https://www.mongodb.org/" office:target-frame-name="_blank" xlink:show="new">https://www.mongodb.org/</text:a>)</text:p>
            </text:list-item>
            <text:list-item>
              <text:p text:style-name="P6">Protocol buffers (<text:a xlink:type="simple" xlink:href="https://code.google.com/p/protobuf/" office:target-frame-name="_blank" xlink:show="new">https://code.google.com/p/protobuf/</text:a>) </text:p>
            </text:list-item>
            <text:list-item>
              <text:p text:style-name="P6">Websockets:</text:p>
              <text:list>
                <text:list-item>
                  <text:p text:style-name="P6">Tornado (<text:a xlink:type="simple" xlink:href="http://www.tornadoweb.org/en/branch2.1/websocket.html" office:target-frame-name="_blank" xlink:show="new">http://www.tornadoweb.org/en/branch2.1/websocket.html</text:a>)</text:p>
                </text:list-item>
                <text:list-item>
                  <text:p text:style-name="P6">Twisted (<text:a xlink:type="simple" xlink:href="http://twistedmatrix.com/trac/export/29073/branches/websocket-4173-2/doc/web/howto/websocket.xhtml" office:target-frame-name="_blank" xlink:show="new">http://twistedmatrix.com/trac/export/29073/branches/websocket-4173-2/doc/web/howto/websocket.xhtml</text:a>) </text:p>
                </text:list-item>
                <text:list-item>
                  <text:p text:style-name="P6">Django (<text:a xlink:type="simple" xlink:href="http://jpadilla.com/post/74391616727/the-easiest-way-to-add-websockets-to-django" office:target-frame-name="_blank" xlink:show="new">http://jpadilla.com/post/74391616727/the-easiest-way-to-add-websockets-to-django</text:a>, <text:a xlink:type="simple" xlink:href="https://pypi.python.org/pypi/django-websocket" office:target-frame-name="_blank" xlink:show="new">https://pypi.python.org/pypi/django-websocket</text:a>)</text:p>
                </text:list-item>
              </text:list>
            </text:list-item>
          </text:list>
        </text:list-item>
        <text:list-item>
          <text:p text:style-name="P6">creating views</text:p>
        </text:list-item>
        <text:list-item>
          <text:p text:style-name="P6">creating brackets</text:p>
        </text:list-item>
        <text:list-item>
          <text:p text:style-name="P6">tests</text:p>
          <text:list>
            <text:list-item>
              <text:p text:style-name="P6">fixtures in tests (<text:a xlink:type="simple" xlink:href="https://docs.djangoproject.com/en/dev/topics/testing/tools/#fixture-loading" office:target-frame-name="_blank" xlink:show="new">https://docs.djangoproject.com/en/dev/topics/testing/tools/#fixture-</text:a><text:soft-page-break/><text:a xlink:type="simple" xlink:href="https://docs.djangoproject.com/en/dev/topics/testing/tools/#fixture-loading" office:target-frame-name="_blank" xlink:show="new">loading</text:a>) </text:p>
            </text:list-item>
            <text:list-item>
              <text:p text:style-name="P6">nosetest (https://nose.readthedocs.org/en/latest/testing.html)</text:p>
            </text:list-item>
            <text:list-item>
              <text:p text:style-name="P6">dart unittest (<text:a xlink:type="simple" xlink:href="http://pub.dartlang.org/packages/unittest" office:target-frame-name="_blank" xlink:show="new">http://pub.dartlang.org/packages/unittest</text:a>)</text:p>
            </text:list-item>
            <text:list-item>
              <text:p text:style-name="P6">Selenium (<text:a xlink:type="simple" xlink:href="http://docs.seleniumhq.org/" office:target-frame-name="_blank" xlink:show="new">http://docs.seleniumhq.org/</text:a>)</text:p>
            </text:list-item>
            <text:list-item>
              <text:p text:style-name="P6">Jenkins (<text:a xlink:type="simple" xlink:href="http://jenkins-ci.org/" office:target-frame-name="_blank" xlink:show="new">http://jenkins-ci.org/</text:a>)</text:p>
            </text:list-item>
          </text:list>
        </text:list-item>
        <text:list-item>
          <text:p text:style-name="P6">Integrate GA</text:p>
        </text:list-item>
        <text:list-item>
          <text:p text:style-name="P6">Nginx + uwsgi</text:p>
        </text:list-item>
        <text:list-item>
          <text:p text:style-name="P6">find way to publish code (<text:a xlink:type="simple" xlink:href="http://docs.fabfile.org/en/1.8/" office:target-frame-name="_blank" xlink:show="new">http://docs.fabfile.org/en/1.8/</text:a>) </text:p>
        </text:list-item>
        <text:list-item>
          <text:p text:style-name="P6">Project on heroku (<text:a xlink:type="simple" xlink:href="https://www.heroku.com/" office:target-frame-name="_blank" xlink:show="new">https://www.heroku.com/</text:a>) or somewhere else</text:p>
        </text:list-item>
        <text:list-item>
          <text:p text:style-name="P6">Social login</text:p>
          <text:list>
            <text:list-item>
              <text:p text:style-name="P6">Facebook (<text:a xlink:type="simple" xlink:href="https://github.com/tschellenbach/Django-facebook" office:target-frame-name="_blank" xlink:show="new">https://github.com/tschellenbach/Django-facebook</text:a>) </text:p>
            </text:list-item>
            <text:list-item>
              <text:p text:style-name="P6">G+ (<text:a xlink:type="simple" xlink:href="https://github.com/aniav/django-google-plus-starter" office:target-frame-name="_blank" xlink:show="new">https://github.com/aniav/django-google-plus-starter</text:a>) </text:p>
            </text:list-item>
            <text:list-item>
              <text:p text:style-name="P12">oAuth2 (<text:a xlink:type="simple" xlink:href="http://blog.dartwatch.com/2013/04/sign-in-with-google-using-google-oauth2.html" office:target-frame-name="_blank" xlink:show="new">http://blog.dartwatch.com/2013/04/sign-in-with-google-using-google-oauth2.html</text:a>, <text:a xlink:type="simple" xlink:href="http://pub.dartlang.org/packages/google_oauth2_client" office:target-frame-name="_blank" xlink:show="new">http://pub.dartlang.org/packages/google_oauth2_client</text:a>)</text:p>
            </text:list-item>
          </text:list>
        </text:list-item>
      </text:list>
      <text:p text:style-name="P2"/>
      <text:p text:style-name="P3">TODO LATER:</text:p>
      <text:list xml:id="list1508914653" text:style-name="L7">
        <text:list-item>
          <text:p text:style-name="P10">localized links </text:p>
        </text:list-item>
        <text:list-item>
          <text:p text:style-name="P10">translations </text:p>
        </text:list-item>
        <text:list-item>
          <text:p text:style-name="P10">utilize all settings options (<text:a xlink:type="simple" xlink:href="https://docs.djangoproject.com/en/dev/ref/settings/" office:target-frame-name="_blank" xlink:show="new">https://docs.djangoproject.com/en/dev/ref/settings/</text:a>) </text:p>
        </text:list-item>
        <text:list-item>
          <text:p text:style-name="P10">css animations (<text:a xlink:type="simple" xlink:href="https://developer.mozilla.org/en-US/docs/Web/Guide/CSS/Using_CSS_animations" office:target-frame-name="_blank" xlink:show="new">https://developer.mozilla.org/en-US/docs/Web/Guide/CSS/Using_CSS_animations</text:a>)</text:p>
        </text:list-item>
        <text:list-item>
          <text:p text:style-name="P10">feeds (<text:a xlink:type="simple" xlink:href="https://docs.djangoproject.com/en/dev/ref/contrib/syndication/" office:target-frame-name="_blank" xlink:show="new">https://docs.djangoproject.com/en/dev/ref/contrib/syndication/</text:a>) </text:p>
        </text:list-item>
        <text:list-item>
          <text:p text:style-name="P10">AB testing</text:p>
        </text:list-item>
        <text:list-item>
          <text:p text:style-name="P10">extensions (chrome, opera)</text:p>
        </text:list-item>
        <text:list-item>
          <text:p text:style-name="P10">Sentry (<text:a xlink:type="simple" xlink:href="https://www.djangopackages.com/packages/p/sentry/" office:target-frame-name="_blank" xlink:show="new">https://www.djangopackages.com/packages/p/sentry/</text:a>) </text:p>
          <text:list>
            <text:list-item>
              <text:p text:style-name="P13">Raven (<text:a xlink:type="simple" xlink:href="http://raven.readthedocs.org/en/latest/install/">http://raven.readthedocs.org/en/latest/install/</text:a>)</text:p>
            </text:list-item>
          </text:list>
        </text:list-item>
        <text:list-item>
          <text:p text:style-name="P13">humanize (<text:a xlink:type="simple" xlink:href="https://docs.djangoproject.com/en/dev/ref/contrib/humanize/">https://docs.djangoproject.com/en/dev/ref/contrib/humanize/</text:a>)</text:p>
        </text:list-item>
        <text:list-item>
          <text:p text:style-name="P13">optimization:</text:p>
          <text:list>
            <text:list-item>
              <text:p text:style-name="P13">css, js (<text:a xlink:type="simple" xlink:href="http://django-pipeline.readthedocs.org/en/latest/">http://django-pipeline.readthedocs.org/en/latest/</text:a>)</text:p>
            </text:list-item>
            <text:list-item>
              <text:p text:style-name="P13">templates (<text:a xlink:type="simple" xlink:href="https://docs.djangoproject.com/en/dev/ref/templates/api/#django.template.loaders.cached.Loader">https://docs.djangoproject.com/en/dev/ref/templates/api/#django.template.loaders.cached.Loader</text:a>)</text:p>
            </text:list-item>
            <text:list-item>
              <text:p text:style-name="P13">caching</text:p>
            </text:list-item>
          </text:list>
        </text:list-item>
        <text:list-item>
          <text:p text:style-name="P13">supervisor (<text:a xlink:type="simple" xlink:href="http://supervisord.org/">http://supervisord.org/</text:a>, monit)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FreeSerif" svg:font-family="FreeSerif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roid Sans Mono" style:font-name-asian="Droid Sans Fallback1" style:font-name-complex="FreeSerif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0T21:08:12</meta:creation-date>
    <dc:date>2014-04-26T09:57:50</dc:date>
    <meta:editing-duration>PT2H30M19S</meta:editing-duration>
    <meta:editing-cycles>20</meta:editing-cycles>
    <meta:generator>LibreOffice/3.5$Linux_X86_64 LibreOffice_project/350m1$Build-2</meta:generator>
    <meta:document-statistic meta:table-count="0" meta:image-count="0" meta:object-count="0" meta:page-count="3" meta:paragraph-count="112" meta:word-count="412" meta:character-count="5463" meta:non-whitespace-character-count="5246"/>
  </office:meta>
</office:document-meta>
</file>